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</style:style>
    <style:style style:name="T42" style:parent-style-name="Fonteparág.padrão" style:family="text">
      <style:text-properties style:font-name="Times New Roman"/>
    </style:style>
    <style:style style:name="T43" style:parent-style-name="Fonteparág.padrão" style:family="text">
      <style:text-properties style:font-name="Times New Roman"/>
    </style:style>
    <style:style style:name="T44" style:parent-style-name="Fonteparág.padrão" style:family="text">
      <style:text-properties style:font-name="Times New Roman"/>
    </style:style>
    <style:style style:name="T45" style:parent-style-name="Fonteparág.padrão" style:family="text">
      <style:text-properties style:font-name="Times New Roman" fo:font-weight="bold" style:font-weight-asian="bold" style:font-weight-complex="bold"/>
    </style:style>
    <style:style style:name="T46" style:parent-style-name="Fonteparág.padrão" style:family="text">
      <style:text-properties style:font-name="Times New Roman"/>
    </style:style>
    <style:style style:name="T47" style:parent-style-name="Fonteparág.padrão" style:family="text">
      <style:text-properties style:font-name="Times New Roman" fo:font-weight="bold" style:font-weight-asian="bold" style:font-weight-complex="bold"/>
    </style:style>
    <style:style style:name="T48" style:parent-style-name="Fonteparág.padrão" style:family="text"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text-align="justify" fo:margin-left="0in">
        <style:tab-stops/>
      </style:paragraph-properties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T53" style:parent-style-name="Fonteparág.padrão" style:family="text">
      <style:text-properties style:font-name="Times New Roman" fo:font-style="italic" style:font-style-asian="italic"/>
    </style:style>
    <style:style style:name="T54" style:parent-style-name="Fonteparág.padrão" style:family="text">
      <style:text-properties style:font-name="Times New Roman"/>
    </style:style>
    <style:style style:name="T55" style:parent-style-name="Fonteparág.padrão" style:family="text">
      <style:text-properties style:font-name="Times New Roman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7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9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1" style:parent-style-name="Textbody" style:family="paragraph">
      <style:paragraph-properties fo:margin-left="0in">
        <style:tab-stops/>
      </style:paragraph-properties>
    </style:style>
    <style:style style:name="T62" style:parent-style-name="Fonteparág.padrão" style:family="text">
      <style:text-properties style:font-name="Times New Roman" style:font-name-asian="Verdana" style:font-name-complex="Verdan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</style:style>
    <style:style style:name="T66" style:parent-style-name="Fonteparág.padrão" style:family="text">
      <style:text-properties style:font-name="Times New Roman" style:font-name-asian="Verdana" style:font-name-complex="Verdana"/>
    </style:style>
    <style:style style:name="P67" style:parent-style-name="Textbody" style:family="paragraph">
      <style:paragraph-properties fo:margin-left="0in">
        <style:tab-stops/>
      </style:paragraph-properties>
    </style:style>
    <style:style style:name="T68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9" style:parent-style-name="Fonteparág.padrão" style:family="text">
      <style:text-properties style:font-name="Times New Roman" style:font-name-asian="Tahoma" style:font-name-complex="Tahoma"/>
    </style:style>
    <style:style style:name="P70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1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4" style:parent-style-name="Textbody" style:family="paragraph">
      <style:paragraph-properties fo:margin-left="0in">
        <style:tab-stops/>
      </style:paragraph-properties>
    </style:style>
    <style:style style:name="T75" style:parent-style-name="Fonteparág.padrão" style:family="text">
      <style:text-properties style:font-name="Times New Roman" style:font-name-asian="Tahoma" style:font-name-complex="Tahoma"/>
    </style:style>
    <style:style style:name="T76" style:parent-style-name="Fonteparág.padrão" style:family="text">
      <style:text-properties style:font-name="Times New Roman" style:font-name-asian="Tahoma" style:font-name-complex="Tahoma"/>
    </style:style>
    <style:style style:name="T77" style:parent-style-name="Fonteparág.padrão" style:family="text">
      <style:text-properties style:font-name-asian="Tahoma" style:letter-kerning="false"/>
    </style:style>
    <style:style style:name="T78" style:parent-style-name="Fonteparág.padrão" style:family="text">
      <style:text-properties style:font-name="Times New Roman" style:font-name-asian="Tahoma" style:font-name-complex="Times New Roman" style:letter-kerning="false"/>
    </style:style>
    <style:style style:name="P7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80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81" style:parent-style-name="Textbody" style:family="paragraph">
      <style:paragraph-properties fo:margin-left="0in">
        <style:tab-stops/>
      </style:paragraph-properties>
    </style:style>
    <style:style style:name="T82" style:parent-style-name="Fonteparág.padrão" style:family="text">
      <style:text-properties style:font-name="Times New Roman" style:font-name-asian="Tahoma" style:font-name-complex="Tahoma"/>
    </style:style>
    <style:style style:name="T83" style:parent-style-name="Fonteparág.padrão" style:family="text">
      <style:text-properties style:font-name="Times New Roman" style:font-name-asian="Tahoma" style:font-name-complex="Tahoma"/>
    </style:style>
    <style:style style:name="T84" style:parent-style-name="Fonteparág.padrão" style:family="text">
      <style:text-properties style:font-name="Times New Roman" style:font-name-asian="Tahoma" style:font-name-complex="Tahoma"/>
    </style:style>
    <style:style style:name="T85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86" style:parent-style-name="Fonteparág.padrão" style:family="text">
      <style:text-properties style:font-name="Times New Roman" style:font-name-asian="Tahoma" style:font-name-complex="Tahoma"/>
    </style:style>
    <style:style style:name="P8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88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89" style:parent-style-name="Textbody" style:family="paragraph">
      <style:paragraph-properties fo:text-align="justify" fo:margin-left="0in">
        <style:tab-stops/>
      </style:paragraph-properties>
    </style:style>
    <style:style style:name="T90" style:parent-style-name="Fonteparág.padrão" style:family="text">
      <style:text-properties style:font-name="Times New Roman" fo:font-style="italic" style:font-style-asian="italic"/>
    </style:style>
    <style:style style:name="T91" style:parent-style-name="Fonteparág.padrão" style:family="text">
      <style:text-properties style:font-name="Times New Roman"/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Times New Roman" fo:font-style="italic" style:font-style-asian="italic"/>
    </style:style>
    <style:style style:name="T94" style:parent-style-name="Fonteparág.padrão" style:family="text">
      <style:text-properties style:font-name="Times New Roman"/>
    </style:style>
    <style:style style:name="P95" style:parent-style-name="Textbody" style:family="paragraph">
      <style:paragraph-properties fo:text-align="justify" fo:margin-left="0in">
        <style:tab-stops/>
      </style:paragraph-properties>
    </style:style>
    <style:style style:name="T96" style:parent-style-name="Fonteparág.padrão" style:family="text">
      <style:text-properties style:font-name="Times New Roman" fo:font-style="italic" style:font-style-asian="italic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 fo:font-style="italic" style:font-style-asian="italic"/>
    </style:style>
    <style:style style:name="T99" style:parent-style-name="Fonteparág.padrão" style:family="text">
      <style:text-properties style:font-name="Times New Roman"/>
    </style:style>
    <style:style style:name="P100" style:parent-style-name="Textbody" style:family="paragraph">
      <style:paragraph-properties fo:margin-left="0in">
        <style:tab-stops/>
      </style:paragraph-properties>
    </style:style>
    <style:style style:name="T101" style:parent-style-name="Fonteparág.padrão" style:family="text">
      <style:text-properties style:font-name="Times New Roman"/>
    </style:style>
    <style:style style:name="T102" style:parent-style-name="Fonteparág.padrão" style:family="text">
      <style:text-properties style:font-name="Times New Roman" style:font-name-asian="Times New Roman"/>
    </style:style>
    <style:style style:name="P103" style:parent-style-name="Textbody" style:family="paragraph">
      <style:paragraph-properties fo:margin-left="0in">
        <style:tab-stops/>
      </style:paragraph-properties>
    </style:style>
    <style:style style:name="T104" style:parent-style-name="Fonteparág.padrão" style:family="text">
      <style:text-properties style:font-name="Times New Roman"/>
    </style:style>
    <style:style style:name="T105" style:parent-style-name="Fonteparág.padrão" style:family="text">
      <style:text-properties style:font-name="Times New Roman"/>
    </style:style>
    <style:style style:name="T106" style:parent-style-name="Fonteparág.padrão" style:family="text">
      <style:text-properties style:font-name="Times New Roman" style:font-name-asian="Times New Roman"/>
    </style:style>
    <style:style style:name="P10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10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109" style:parent-style-name="Fonteparág.padrão" style:family="text">
      <style:text-properties style:font-name="Times New Roman"/>
    </style:style>
    <style:style style:name="T110" style:parent-style-name="Fonteparág.padrão" style:family="text">
      <style:text-properties style:font-name="Times New Roman" fo:font-size="10pt" style:font-size-asian="10pt" style:font-size-complex="10pt"/>
    </style:style>
    <style:style style:name="T111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2" style:parent-style-name="Fonteparág.padrão" style:family="text">
      <style:text-properties style:font-name="Times New Roman" fo:font-size="10pt" style:font-size-asian="10pt" style:font-size-complex="10pt"/>
    </style:style>
    <style:style style:name="T113" style:parent-style-name="Fonteparág.padrão" style:family="text">
      <style:text-properties style:font-name="Times New Roman" fo:font-size="10pt" style:font-size-asian="10pt" style:font-size-complex="10pt"/>
    </style:style>
    <style:style style:name="T114" style:parent-style-name="Fonteparág.padrão" style:family="text">
      <style:text-properties style:font-name="Times New Roman" fo:font-size="10pt" style:font-size-asian="10pt" style:font-size-complex="10pt"/>
    </style:style>
    <style:style style:name="P115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116" style:parent-style-name="Fonteparág.padrão" style:family="text">
      <style:text-properties style:font-name="Times New Roman" fo:font-size="10pt" style:font-size-asian="10pt" style:font-size-complex="10pt"/>
    </style:style>
    <style:style style:name="P117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18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19" style:parent-style-name="Standard" style:list-style-name="LFO14" style:family="paragraph">
      <style:paragraph-properties style:vertical-align="auto"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20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21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2" style:parent-style-name="Fonteparág.padrão" style:family="text">
      <style:text-properties style:font-name="Times New Roman"/>
    </style:style>
    <style:style style:name="T123" style:parent-style-name="Fonteparág.padrão" style:family="text">
      <style:text-properties style:font-name="Times New Roman" fo:font-size="10pt" style:font-size-asian="10pt" style:font-size-complex="10pt"/>
    </style:style>
    <style:style style:name="T12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2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7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8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9" style:parent-style-name="Standard" style:list-style-name="LFO15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0" style:parent-style-name="Standard" style:list-style-name="LFO15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32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3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 fo:font-size="10pt" style:font-size-asian="10pt" style:font-size-complex="10pt"/>
    </style:style>
    <style:style style:name="T136" style:parent-style-name="Fonteparág.padrão" style:family="text">
      <style:text-properties style:font-name="Times New Roman" fo:font-size="10pt" style:font-size-asian="10pt" style:font-size-complex="10pt"/>
    </style:style>
    <style:style style:name="P137" style:parent-style-name="Standard" style:family="paragraph">
      <style:text-properties style:font-name="Times New Roman" fo:font-size="10pt" style:font-size-asian="10pt" style:font-size-complex="10pt"/>
    </style:style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size="10pt" style:font-size-asian="10pt" style:font-size-complex="10pt"/>
    </style:style>
    <style:style style:name="P140" style:parent-style-name="Standard" style:family="paragraph">
      <style:text-properties style:font-name="Times New Roman" fo:font-size="10pt" style:font-size-asian="10pt" style:font-size-complex="10pt"/>
    </style:style>
    <style:style style:name="T141" style:parent-style-name="Fonteparág.padrão" style:family="text">
      <style:text-properties style:font-name="Times New Roman"/>
    </style:style>
    <style:style style:name="T142" style:parent-style-name="Fonteparág.padrão" style:family="text">
      <style:text-properties style:font-name="Times New Roman" fo:font-size="10pt" style:font-size-asian="10pt" style:font-size-complex="10pt"/>
    </style:style>
    <style:style style:name="P143" style:parent-style-name="Standard" style:list-style-name="LFO13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44" style:parent-style-name="Textbody" style:list-style-name="LFO13" style:family="paragraph">
      <style:paragraph-properties fo:text-align="justify" style:vertical-align="auto"/>
      <style:text-properties style:font-name="Times New Roman"/>
    </style:style>
    <style:style style:name="P145" style:parent-style-name="Textbody" style:list-style-name="LFO13" style:family="paragraph">
      <style:paragraph-properties fo:text-align="justify" style:vertical-align="auto"/>
    </style:style>
    <style:style style:name="T146" style:parent-style-name="Fonteparág.padrão" style:family="text">
      <style:text-properties style:font-name="Times New Roman" fo:font-style="italic" style:font-style-asian="italic"/>
    </style:style>
    <style:style style:name="T147" style:parent-style-name="Fonteparág.padrão" style:family="text">
      <style:text-properties style:font-name="Times New Roman"/>
    </style:style>
    <style:style style:name="T148" style:parent-style-name="Fonteparág.padrão" style:family="text">
      <style:text-properties style:font-name="Times New Roman" fo:font-style="italic" style:font-style-asian="italic"/>
    </style:style>
    <style:style style:name="T149" style:parent-style-name="Fonteparág.padrão" style:family="text">
      <style:text-properties style:font-name="Times New Roman"/>
    </style:style>
    <style:style style:name="T150" style:parent-style-name="Fonteparág.padrão" style:family="text">
      <style:text-properties style:font-name="Times New Roman"/>
    </style:style>
    <style:style style:name="T151" style:parent-style-name="Fonteparág.padrão" style:family="text">
      <style:text-properties style:font-name="Times New Roman" fo:font-size="10pt" style:font-size-asian="10pt" style:font-size-complex="10pt"/>
    </style:style>
    <style:style style:name="T152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3" style:parent-style-name="Fonteparág.padrão" style:family="text">
      <style:text-properties style:font-name="Times New Roman" fo:font-size="10pt" style:font-size-asian="10pt" style:font-size-complex="10pt"/>
    </style:style>
    <style:style style:name="T154" style:parent-style-name="Fonteparág.padrão" style:family="text">
      <style:text-properties style:font-name="Times New Roman" fo:font-size="10pt" style:font-size-asian="10pt" style:font-size-complex="10pt"/>
    </style:style>
    <style:style style:name="P155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6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7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8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9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60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61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62" style:parent-style-name="Standard" style:family="paragraph">
      <style:text-properties style:font-name="Times New Roman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3" style:parent-style-name="Standard" style:family="paragraph">
      <style:paragraph-properties fo:text-align="justify"/>
    </style:style>
    <style:style style:name="T544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P545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1- Breve Descrição</text:h>
      <text:p text:style-name="P35">Este caso de uso permite a alteração de informações sobre um bem patrimonial no sistema e deve poder ser<text:s/>acessado também por meio da busca simples. Bens modificados devem ser alterados no banco de dados do sistema e à eles <text:s/>associados os usuários que fizeram a modificação.</text:p>
      <text:h text:style-name="Título1" text:outline-level="1">2- Breve Descrição dos Atores</text:h>
      <text:h text:style-name="Título2" text:outline-level="2">Catalogador – Cadastra, Edita e Exclui bens patrimoniais<text:s/>do sistema</text:h>
      <text:h text:style-name="Título1" text:outline-level="1">3- Pré-condições</text:h>
      <text:p text:style-name="P36">O usuário estar logado no sistema</text:p>
      <text:h text:style-name="Título1" text:outline-level="1">4- 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<text:span text:style-name="T42">Esse campo deve ser auto completável, ou seja, de acordo com a informação que está sendo inserida pelo usuário ele cria e exibe uma lis</text:span><text:span text:style-name="T43">ta, (abaixo do campo onde o nome está sendo inserido) com os possíveis nomes que estão sendo pesquisados . A lista apresentada deve estar em ordem alfabética com o número de registro ao lado. Assim, o usuário tem a opção de terminar de escrever o nome dese</text:span><text:span text:style-name="T44">jado ou o selecionar na lista que foi apresentada.<text:s/></text:span><text:span text:style-name="T45">OBS:<text:s/></text:span><text:span text:style-name="T46">apenas bens patrimoniais não revisados devem estar disponíveis para usuários com nível de<text:s/></text:span><text:span text:style-name="T47">catalogador</text:span><text:span text:style-name="T48"><text:s/>editar;</text:span></text:p>
      <text:p text:style-name="P49">- opção “Editar” para confirmar Título ou Número de Registro fornecido;</text:p>
      <text:p text:style-name="P50"><text:span text:style-name="T51">-<text:s/></text:span><text:span text:style-name="T52">opção</text:span><text:span text:style-name="T53"><text:s/></text:span><text:span text:style-name="T54">“Cancelar”</text:span><text:span text:style-name="T55"><text:s/>para sair da opção de edição de dados;</text:span></text:p>
      <text:p text:style-name="P56">2. O Catalogador digita o título principal do Bem Patrimonial a ser editado ou o escolhe na lista apresentada e seleciona a opção “Editar”. A lista deve exibir o Bem Patrimonial juntamente com o seu Número de Registro.</text:p>
      <text:p text:style-name="P57">3. O sistema dá continuidade ao processo de edição exibindo uma tela contendo os <text:s/>seguintes campos editáveis, com preenchimento não obrigatório, para alteração dos dados:</text:p>
      <text:p text:style-name="P58">Obs. Todos os campos aos quais a lista abaixo refere-se, aparecem preenchidos<text:s/>conforme informações atuais registradas no sistema e devem estar liberados para edição;</text:p>
      <text:p text:style-name="P59">- Informações Gerais do Bem Patrimonial</text:p>
      <text:p text:style-name="P60">- Autoria</text:p>
      <text:p text:style-name="P61"><text:span text:style-name="T62">- Produção</text:span></text:p>
      <text:p text:style-name="P63">- Descrição</text:p>
      <text:p text:style-name="P64">- Audiovisual</text:p>
      <text:p text:style-name="P65"><text:span text:style-name="T66">- Diagnóstico e Intervenção</text:span></text:p>
      <text:p text:style-name="P67"><text:span text:style-name="T68">-</text:span><text:span text:style-name="T69"><text:s/>Condições de disponibilidade, uso e proteção</text:span></text:p>
      <text:p text:style-name="P70">-<text:s/>Histórico da Procedência</text:p>
      <text:p text:style-name="P71">- Assunto e Descritores</text:p>
      <text:p text:style-name="P72">- Fonte de Informação</text:p>
      <text:p text:style-name="P73">- Responsável pela Pesquisa</text:p>
      <text:p text:style-name="P74"><text:span text:style-name="T75">- Relacionar com Bens Patrimoniais Existentes</text:span><text:span text:style-name="T76"><text:s/></text:span><text:span text:style-name="T77">-<text:s/></text:span><text:span text:style-name="T78">só deve ser permitido relacionar um bem patrimonial com um outro bem da mesma Instituição</text:span></text:p>
      <text:p text:style-name="P79">- campo “Revisão” do tipo “checkbox”. Esse campo deve ser marcado caso o bem patrimoninal esteja revisado e disponível para visualização.</text:p>
      <text:p text:style-name="P80">- campo “Auto Save” do tipo “checkbox”. Esse campo deve ser marcado pelo próprio usuário caso ele queira que as informações digitadas seja salva automaticamente a cada 10 segundos.</text:p>
      <text:p text:style-name="P81"><text:span text:style-name="T82">Estes Campos devem ser do tipo checkbox, de form</text:span><text:span text:style-name="T83">a que o usuário possa escolher quais informações deseja alterar. Ao selecionar um campo, o sistema deve mostrar todos os campos editáveis relacionados. Pode ser que haja um menu secundário dentro de um campo, devendo funcionar da mesma forma. A descrição d</text:span><text:span text:style-name="T84">os Campos acima, juntamente com seu conteúdo estão listadas na<text:s/></text:span><text:span text:style-name="T85">Seção I</text:span><text:span text:style-name="T86"><text:s/>deste documento.</text:span></text:p>
      <text:p text:style-name="P87">A opção de Relacionar com Bens Patrimoniais Existentes deve ser do tipo “checkbox” e é tratada no Fluxo alternativo 3.</text:p>
      <text:p text:style-name="P88">- opção “Salvar” para confirmar a operação;</text:p>
      <text:p text:style-name="P89"><text:span text:style-name="T90">-<text:s/></text:span><text:span text:style-name="T91">opç</text:span><text:span text:style-name="T92">ão</text:span><text:span text:style-name="T93"><text:s/></text:span><text:span text:style-name="T94">“Cancelar” para sair da opção de edição de dados;</text:span></text:p>
      <text:p text:style-name="P95"><text:span text:style-name="T96">-<text:s/></text:span><text:span text:style-name="T97">opção</text:span><text:span text:style-name="T98"><text:s/></text:span><text:span text:style-name="T99">“Voltar” para voltar a tela anterior de “Editar Bem Patrimonial”;</text:span></text:p>
      <text:p text:style-name="P100"><text:span text:style-name="T101">4. Após alterar todos<text:s/></text:span><text:span text:style-name="T102">os dados desejados, o usuário confirma a operação, selecionando a opção “Salvar”.</text:span></text:p>
      <text:p text:style-name="P103"><text:span text:style-name="T104">5. O Sistema valida a alt</text:span><text:span text:style-name="T105">eração e exibe mensagem<text:s/></text:span><text:span text:style-name="T106">“Bem Patrimonial modificado com sucesso”, Associando o usuário que fez a modificação;</text:span></text:p>
      <text:p text:style-name="P107">6. O caso de uso termina.</text:p>
      <text:p text:style-name="P108"/>
      <text:h text:style-name="Título1" text:outline-level="1">5- Fluxos Alternativos</text:h>
      <text:h text:style-name="Título2" text:outline-level="2">Fluxo Alternativo 1</text:h>
      <text:p text:style-name="Standard"><text:span text:style-name="T109"><text:tab/></text:span><text:span text:style-name="T110">Se no<text:s/></text:span><text:span text:style-name="T111">Fluxo Básico</text:span><text:span text:style-name="T112"><text:s/>a qualquer momento o usuário selecionar a opção<text:s/></text:span><text:span text:style-name="T113">“Cancelar”</text:span></text:p>
      <text:p text:style-name="Standard"><text:span text:style-name="T114">O sistema retorna à página inicial e o caso de uso termina.</text:span></text:p>
      <text:p text:style-name="P115"/>
      <text:h text:style-name="Título2" text:outline-level="2">Fluxo Alternativo 2</text:h>
      <text:p text:style-name="Standard"><text:span text:style-name="T116">Se no passo 4 do Fluxo Básico o catalogador clica em "Salvar” sem que os campos obrigatórios estejam preenchidos, então:</text:span></text:p>
      <text:p text:style-name="Standard"/>
      <text:p text:style-name="P117"><text:s/>1. <text:s/>O sistema exibe a mensagem:</text:p>
      <text:p text:style-name="P118">a. “O campo &lt;nome do campo&gt; não foi preenchido”;</text:p>
      <text:list text:style-name="LFO13">
        <text:list-item text:start-value="2">
          <text:p text:style-name="P119">O caso de uso retorna ao passo 3 do fluxo básico.</text:p>
        </text:list-item>
      </text:list>
      <text:p text:style-name="P120"/>
      <text:p text:style-name="P121">Fluxo Alternativo 3</text:p>
      <text:p text:style-name="Standard"><text:span text:style-name="T122"><text:tab/></text:span><text:span text:style-name="T123">Caso, no Fluxo Básico, o usuário selecione “<text:s/></text:span><text:span text:style-name="T124">Relacionar com Bem Patrimonial existente”</text:span></text:p>
      <text:p text:style-name="P125">1. o sistema exibe:</text:p>
      <text:p text:style-name="P126"><text:tab/><text:tab/>- campo título: <text:s/>Campo em ordem alfabética, auto-completável, com a lista de possíveis sugestões para o título que está sendo inserido.</text:p>
      <text:p text:style-name="P127"><text:tab/><text:tab/>- opção para relacionar o Bem Patrimonial com outros Bens: Esta opção pode ser selecionada quantas vezes for necessária, e, a cada vez, adicionando um novo campo título.</text:p>
      <text:p text:style-name="P128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text:style-name="LFO15" text:continue-numbering="true">
        <text:list-item>
          <text:list>
            <text:list-item>
              <text:list>
                <text:list-item>
                  <text:p text:style-name="P129">opção “Salvar” para salvar as alterações realizadas.</text:p>
                </text:list-item>
                <text:list-item>
                  <text:p text:style-name="P130">Opção “Cancelar” para cancelar.</text:p>
                </text:list-item>
              </text:list>
            </text:list-item>
          </text:list>
        </text:list-item>
      </text:list>
      <text:p text:style-name="Standard"><text:span text:style-name="T131">2.O</text:span><text:span text:style-name="T132"><text:s/>usuário confirma a operação, selecionando a opção “Salvar”.</text:span></text:p>
      <text:p text:style-name="P133">3.O sistema retorna ao passo 5 do Fluxo Básico</text:p>
      <text:h text:style-name="Título1" text:outline-level="1">Fluxo Alternativo 4</text:h>
      <text:p text:style-name="Standard"><text:span text:style-name="T134"><text:tab/></text:span><text:span text:style-name="T135">Se no passo 1 do Fluxo Alternativo<text:s/></text:span><text:span text:style-name="T136">3 o Usuário clica em cancelar:</text:span></text:p>
      <text:p text:style-name="P137"><text:tab/>1. O Sistema retorna ao passo 4 do Fluxo Básico</text:p>
      <text:h text:style-name="Título1" text:outline-level="1">Fluxo Alternativo 5</text:h>
      <text:p text:style-name="Standard"><text:span text:style-name="T138"><text:tab/></text:span><text:span text:style-name="T139">Se no passo 5 do Fluxo Básico, a Instituição a qual o Bem Patrimonial pertence tem a opção “Revisão” marcada:</text:span></text:p>
      <text:p text:style-name="P140"><text:tab/>1. O Campo “Revisado” é desmarcado.</text:p>
      <text:h text:style-name="Título1" text:outline-level="1">Fluxo Alternativo 6</text:h>
      <text:p text:style-name="Standard"><text:span text:style-name="T141"><text:tab/></text:span><text:span text:style-name="T142">Se no passo 2 do Fluxo Básico, o bem patrimonial digitado pelo usuário não for encontado:</text:span></text:p>
      <text:list text:style-name="LFO13" text:continue-numbering="true">
        <text:list-item>
          <text:list>
            <text:list-item>
              <text:p text:style-name="P143">O Sistema exibe mensagem “Bem Patrimonial não encontrado”.</text:p>
            </text:list-item>
          </text:list>
        </text:list-item>
        <text:list-item>
          <text:p text:style-name="P144">- opção “Editar” para confirmar Título ou Número de Registro fornecido;</text:p>
        </text:list-item>
        <text:list-item>
          <text:p text:style-name="P145"><text:span text:style-name="T146">-<text:s/></text:span><text:span text:style-name="T147">opção</text:span><text:span text:style-name="T148"><text:s/></text:span><text:span text:style-name="T149">“Cancelar” par</text:span><text:span text:style-name="T150">a sair da opção de edição de dados;</text:span></text:p>
        </text:list-item>
      </text:list>
      <text:h text:style-name="Título1" text:outline-level="1">Fluxo Alternativo 7</text:h>
      <text:p text:style-name="Standard"><text:span text:style-name="T151">Se no<text:s/></text:span><text:span text:style-name="T152">Fluxo Básico 3</text:span><text:span text:style-name="T153"><text:s/>a qualquer momento o usuário selecionar a opção “Voltar”</text:span></text:p>
      <text:p text:style-name="Standard"><text:span text:style-name="T154">O sistema retorna à página inicial anterior de Edição de Bem Patrimonial.</text:span></text:p>
      <text:p text:style-name="Standard"/>
      <text:h text:style-name="Título1" text:outline-level="1">6- Pós-condições</text:h>
      <text:list text:style-name="LFO16" text:continue-numbering="true">
        <text:list-item>
          <text:list>
            <text:list-item>
              <text:p text:style-name="P155">Fluxo Básico: Um Bem Patrimonial é alterado no banco de dados do sistema.</text:p>
            </text:list-item>
            <text:list-item>
              <text:p text:style-name="P156">Fluxo Alternativo 1: Não há mudanças no banco de dados do sistema.</text:p>
            </text:list-item>
            <text:list-item>
              <text:p text:style-name="P157">Fluxo Alternativo 2: A alteração do bem patrimonial está pendente.</text:p>
            </text:list-item>
            <text:list-item>
              <text:p text:style-name="P158">Fluxo Alternativo 3: Um Bem Patrimonial é alterado no banco de dados do sistema.</text:p>
            </text:list-item>
            <text:list-item>
              <text:p text:style-name="P159">Fluxo Alternativo 4: Não há mudanças no banco de dados do sistema.</text:p>
            </text:list-item>
            <text:list-item>
              <text:p text:style-name="P160">Fluxo Alternativo 5: Não há mudanças no banco de dados do sistema.</text:p>
            </text:list-item>
            <text:list-item>
              <text:p text:style-name="P161">Fluxo Alternativo 6: Não há mudanças no banco de dados do sistema.</text:p>
            </text:list-item>
          </text:list>
        </text:list-item>
      </text:list>
      <text:h text:style-name="Título1" text:outline-level="1">7- Seção I</text:h>
      <text:p text:style-name="P162"/>
      <text:p text:style-name="P163">Esta seção contém atributos componentes<text:s/>do Padrão de Descrição da Informação referente à estrutura da base de dados do Sistema Memória Virtual.</text:p>
      <text:p text:style-name="P164"/>
      <text:p text:style-name="P165">1. Informações Gerais do Bem Patrimonial</text:p>
      <text:p text:style-name="P166"/>
      <text:p text:style-name="P167">1.1<text:tab/>Disponibilização para acesso externo</text:p>
      <text:p text:style-name="P168"><text:tab/><text:tab/>Tipo checkbox – Sim – Não</text:p>
      <text:p text:style-name="P169"/>
      <text:p text:style-name="P170">1.2<text:tab/>Natureza do Bem Patrimonial</text:p>
      <text:p text:style-name="P171">Tipo<text:s/>checkbox – Imaterial – Material</text:p>
      <text:p text:style-name="P172"/>
      <text:p text:style-name="P173"><text:tab/><text:tab/>1.2.1 Natureza do Bem Imaterial</text:p>
      <text:p text:style-name="P174"/>
      <text:p text:style-name="P175"><text:tab/><text:tab/><text:s/>Celebrações, Práticas Sociais, Rituais e Atos Festivos</text:p>
      <text:p text:style-name="P176"><text:tab/><text:tab/>Conhecimentos e Práticas Relacionados ao Trabalho e à Natureza</text:p>
      <text:p text:style-name="P177"><text:tab/><text:tab/><text:s/>Técnicas Artesanais Tradicionais</text:p>
      <text:p text:style-name="P178"><text:tab/><text:tab/><text:s/>Tradições e Expressões orais</text:p>
      <text:p text:style-name="P179"><text:tab/></text:p>
      <text:p text:style-name="P180"><text:tab/>1.2.2 Natureza do Bem Material</text:p>
      <text:p text:style-name="P181"/>
      <text:p text:style-name="P182"><text:tab/>Arqueologico</text:p>
      <text:p text:style-name="P183"><text:tab/>Arquivístico</text:p>
      <text:p text:style-name="P184"><text:tab/>Audiovisual</text:p>
      <text:p text:style-name="P185"><text:tab/>Bibliográfico</text:p>
      <text:p text:style-name="P186"><text:tab/>Edificado</text:p>
      <text:p text:style-name="P187"><text:tab/>Móvel E Integrado</text:p>
      <text:p text:style-name="P188"><text:tab/>Paisagístico</text:p>
      <text:p text:style-name="P189"/>
      <text:p text:style-name="P190">1.3<text:tab/>Tipo do Bem Patrimonial</text:p>
      <text:p text:style-name="P191">Constituído por lista em ordem alfabética, com as opções listadas na Natureza do Bem Patrimonial.</text:p>
      <text:p text:style-name="P192"/>
      <text:p text:style-name="P193">1.4<text:tab/>Número de Registro</text:p>
      <text:p text:style-name="P194">O usuário entra com um número de registro para o Bem Patrimonial. O sistema deve verificar se esse número é único dentro da Instituição. Esse campo deve aceitar uma combinação de letras e números.</text:p>
      <text:p text:style-name="P195"/>
      <text:p text:style-name="P196">1.5<text:tab/>Título</text:p>
      <text:p text:style-name="P197">- Campo<text:s/>Editável para o título (A lista de títulos deve possuir, obrigatoriamente, ao menos um título principal)</text:p>
      <text:p text:style-name="P198">- Campo Título Principal (tipo texto)</text:p>
      <text:p text:style-name="P199">- Campo Títulos Adicionais:</text:p>
      <text:p text:style-name="P200">Opção para adicionar novo título:</text:p>
      <text:p text:style-name="P201"><text:tab/>Ao selecionar essa opção, o sistema deve repetir os mesmos campos ,<text:s/><text:tab/>para que seja cadastrado um novo título, pois pode ser mais de um.</text:p>
      <text:p text:style-name="P202"><text:tab/></text:p>
      <text:p text:style-name="P203">Lista - <text:s/>Tipo do título, <text:s/>em ordem alfabética <text:s/>com as seguintes opções:</text:p>
      <text:p text:style-name="P204">Principal</text:p>
      <text:p text:style-name="P205"><text:tab/><text:tab/><text:tab/>Equivalente</text:p>
      <text:p text:style-name="P206"><text:tab/><text:tab/><text:tab/>Atribuído</text:p>
      <text:p text:style-name="P207"><text:tab/><text:tab/><text:tab/>Sub-titulo</text:p>
      <text:p text:style-name="P208"><text:tab/><text:tab/><text:tab/>Titulo anterior</text:p>
      <text:p text:style-name="P209"><text:tab/><text:tab/><text:tab/>Titulo posterior</text:p>
      <text:p text:style-name="P210"><text:tab/><text:tab/><text:tab/>Titulo do suplemento</text:p>
      <text:p text:style-name="P211"><text:tab/><text:tab/><text:tab/>Titulo correlato</text:p>
      <text:p text:style-name="P212"/>
      <text:p text:style-name="P213">Campo Nome do Título (tipo texto, adicionado se a opção de adicionar novo título for selecionada)</text:p>
      <text:p text:style-name="P214"/>
      <text:p text:style-name="P215"><text:tab/><text:tab/></text:p>
      <text:p text:style-name="P216"><text:tab/>-Opção “Complemento”: Campo Editável do tipo CLOB;</text:p>
      <text:p text:style-name="P217"/>
      <text:p text:style-name="P218">1.6<text:tab/>Coleção, Fundo, Conjunto, Família/Espécie</text:p>
      <text:p text:style-name="P219">-Campo para o<text:s/>nome da coleção à que pertence o item, conforme organização da instituição.</text:p>
      <text:p text:style-name="P220"/>
      <text:p text:style-name="P221">1.7<text:tab/>Localização Física Específica</text:p>
      <text:p text:style-name="P222">-Campo Editável para localização física do bem patrimonial no acervo</text:p>
      <text:p text:style-name="P223"/>
      <text:p text:style-name="P224">1.8 <text:s/>Coordenadas Geográficas</text:p>
      <text:p text:style-name="P225">-Latitude</text:p>
      <text:p text:style-name="P226">No Formato XXº XX' XX”</text:p>
      <text:p text:style-name="P227">-Longitude</text:p>
      <text:p text:style-name="P228">No Formato XXº XX' XX”</text:p>
      <text:p text:style-name="P229"/>
      <text:p text:style-name="P230">2. Autoria</text:p>
      <text:p text:style-name="P231"/>
      <text:p text:style-name="P23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33"/>
      <text:p text:style-name="P234">-Tipo de Autoria</text:p>
      <text:p text:style-name="P235">Campo em ordem alfabética, com a lista a seguir:</text:p>
      <text:p text:style-name="P236"><text:tab/><text:tab/>(pode-se escolher uma ou mais opções)</text:p>
      <text:p text:style-name="P237"><text:tab/><text:tab/>Agência</text:p>
      <text:p text:style-name="P238"><text:tab/><text:tab/>Autor</text:p>
      <text:p text:style-name="P239"><text:tab/><text:tab/>Autor Institucional</text:p>
      <text:p text:style-name="P240"><text:tab/><text:tab/>Co-autor</text:p>
      <text:p text:style-name="P241"><text:tab/><text:tab/>Compilador</text:p>
      <text:p text:style-name="P242"><text:tab/><text:tab/>Coordenador</text:p>
      <text:p text:style-name="P243"><text:tab/><text:tab/>Diretor</text:p>
      <text:p text:style-name="P244"><text:tab/><text:tab/>Editor</text:p>
      <text:p text:style-name="P245"><text:tab/><text:tab/>Entidade produtora</text:p>
      <text:p text:style-name="P246"><text:tab/><text:tab/>Entrevistador</text:p>
      <text:p text:style-name="P247"><text:tab/><text:tab/>Estudio</text:p>
      <text:p text:style-name="P248"><text:tab/><text:tab/>Fabricante</text:p>
      <text:p text:style-name="P249"><text:tab/><text:tab/>Figurinista</text:p>
      <text:p text:style-name="P250"><text:tab/><text:tab/>Fotografo</text:p>
      <text:p text:style-name="P251"><text:tab/><text:tab/>Ilustrador</text:p>
      <text:p text:style-name="P252"><text:tab/><text:tab/>Palestrante</text:p>
      <text:p text:style-name="P253"><text:tab/><text:tab/>Prefaciador</text:p>
      <text:p text:style-name="P254"><text:tab/><text:tab/>Organizador</text:p>
      <text:p text:style-name="P255"><text:tab/><text:tab/>Tradutor</text:p>
      <text:p text:style-name="P256"/>
      <text:p text:style-name="P257"/>
      <text:p text:style-name="P258">4. Produção</text:p>
      <text:p text:style-name="P259"/>
      <text:p text:style-name="P260"><text:tab/>Os itens abaixo devem ser do tipo campo editável, abrindo<text:s/>opção para escrita somente se selecionado.</text:p>
      <text:p text:style-name="P261"/>
      <text:p text:style-name="P262">Local<text:s/><text:tab/></text:p>
      <text:p text:style-name="P263">Ano</text:p>
      <text:p text:style-name="P264">Edição e/ou Reimpressão</text:p>
      <text:p text:style-name="P265">Outras Responsabilidades Campo do tipo CLOB</text:p>
      <text:p text:style-name="P266"/>
      <text:p text:style-name="P267">Descrição</text:p>
      <text:p text:style-name="P268"/>
      <text:p text:style-name="P269"><text:tab/>4.1<text:tab/>Características Físicas e Técnicas Executivas- Campo Editável do tipo CLOB</text:p>
      <text:p text:style-name="P270"><text:tab/><text:tab/>Dimensões e quantificações - Campo<text:s/>Editável do tipo CLOB</text:p>
      <text:p text:style-name="P271"/>
      <text:p text:style-name="P272"><text:tab/><text:tab/></text:p>
      <text:p text:style-name="P273"><text:tab/><text:tab/>4.1.1 Bens Arquitetonicos</text:p>
      <text:p text:style-name="P274"><text:tab/><text:tab/></text:p>
      <text:p text:style-name="P275"><text:tab/><text:tab/>Condição Topográfica</text:p>
      <text:p text:style-name="P276"><text:tab/><text:tab/><text:tab/>Lista em ordem alfabética com as opções abaixo</text:p>
      <text:p text:style-name="P277"><text:tab/><text:tab/><text:tab/>Acidentada Suave</text:p>
      <text:p text:style-name="P278"><text:tab/><text:tab/><text:tab/>Acidentada Médio</text:p>
      <text:p text:style-name="P279"><text:tab/><text:tab/><text:tab/>Acidentada Abrubta</text:p>
      <text:p text:style-name="P280"><text:tab/><text:tab/><text:tab/>Plano</text:p>
      <text:p text:style-name="P281"><text:tab/><text:tab/></text:p>
      <text:p text:style-name="P282"><text:tab/><text:tab/>Uso</text:p>
      <text:p text:style-name="P283"><text:tab/><text:tab/><text:tab/>Lista em ordem alfabética com as opções<text:s/>abaixo, e com campo editável para especificar, caso a opção seja ''Outras''.</text:p>
      <text:p text:style-name="P284"><text:tab/><text:tab/><text:tab/>Ferroviário</text:p>
      <text:p text:style-name="P285"><text:tab/><text:tab/><text:tab/>Habitacional</text:p>
      <text:p text:style-name="P286"><text:tab/><text:tab/><text:tab/>Produção</text:p>
      <text:p text:style-name="P287"><text:tab/><text:tab/><text:tab/>Religiosa</text:p>
      <text:p text:style-name="P288"><text:tab/><text:tab/><text:tab/>Outras</text:p>
      <text:p text:style-name="P289"/>
      <text:p text:style-name="P290"><text:tab/><text:tab/>Pavimentos</text:p>
      <text:p text:style-name="P291"><text:tab/><text:tab/><text:tab/>Nº de ambientes</text:p>
      <text:p text:style-name="P292"><text:tab/><text:tab/><text:tab/><text:tab/>Campo editável (O sistema deve aceitar apenas números)</text:p>
      <text:p text:style-name="P293"/>
      <text:p text:style-name="P294"><text:tab/><text:tab/><text:tab/>Nº de pavimentos</text:p>
      <text:p text:style-name="P295"><text:tab/><text:tab/><text:tab/><text:tab/>Campo editável (O sistema deve aceitar apenas números)</text:p>
      <text:p text:style-name="P296"/>
      <text:p text:style-name="P297"><text:tab/><text:tab/><text:tab/>Alcova</text:p>
      <text:p text:style-name="P298"><text:tab/><text:tab/><text:tab/><text:tab/>Tipo Checkbox<text:tab/>Sim - <text:s/>Não</text:p>
      <text:p text:style-name="P299"/>
      <text:p text:style-name="P300"><text:tab/><text:tab/><text:tab/>Porão</text:p>
      <text:p text:style-name="P301"><text:tab/><text:tab/><text:tab/><text:tab/>Tipo Checkbox<text:tab/>Sim - <text:s/>Não</text:p>
      <text:p text:style-name="P302"/>
      <text:p text:style-name="P303"><text:tab/><text:tab/><text:tab/>Sótão</text:p>
      <text:p text:style-name="P304"><text:tab/><text:tab/><text:tab/><text:tab/>Tipo Checkbox<text:tab/>Sim - <text:s/>Não</text:p>
      <text:p text:style-name="P305"/>
      <text:p text:style-name="P306"><text:tab/><text:tab/><text:tab/>Outros</text:p>
      <text:p text:style-name="P307"><text:tab/><text:tab/><text:tab/><text:tab/>Campo editável</text:p>
      <text:p text:style-name="P308"><text:tab/><text:tab/><text:tab/></text:p>
      <text:p text:style-name="P309"><text:tab/>4.1.2<text:s/><text:tab/>Bens Naturais</text:p>
      <text:p text:style-name="P310"/>
      <text:p text:style-name="P311"><text:tab/><text:tab/>Relevo</text:p>
      <text:p text:style-name="P312"><text:tab/><text:tab/>Lista em<text:s/>ordem alfabética com as opções abaixo</text:p>
      <text:p text:style-name="P313"><text:tab/><text:tab/><text:tab/>Acidentada Suave</text:p>
      <text:p text:style-name="P314"><text:tab/><text:tab/><text:tab/>Acidentada Médio</text:p>
      <text:p text:style-name="P315"><text:tab/><text:tab/><text:tab/>Acidentada Abrubta</text:p>
      <text:p text:style-name="P316"><text:tab/><text:tab/><text:tab/>Plano</text:p>
      <text:p text:style-name="P317"/>
      <text:p text:style-name="P318"><text:tab/><text:tab/>Características do Meio Antrópico</text:p>
      <text:p text:style-name="P319"><text:tab/><text:tab/><text:tab/><text:s/>Campo Editável do tipo CLOB</text:p>
      <text:p text:style-name="P320"><text:tab/><text:tab/>Características Ambientais</text:p>
      <text:p text:style-name="P321"><text:tab/><text:tab/><text:tab/>Campo Editável do tipo CLOB</text:p>
      <text:p text:style-name="P322"/>
      <text:p text:style-name="P323"><text:tab/>4.1.3<text:tab/>Bens<text:s/>Arqueológicos</text:p>
      <text:p text:style-name="P324"/>
      <text:p text:style-name="P325"><text:tab/><text:tab/>Condição Topográfica</text:p>
      <text:p text:style-name="P326"><text:tab/><text:tab/>Lista em ordem alfabética com as opções abaixo</text:p>
      <text:p text:style-name="P327"><text:tab/><text:tab/><text:tab/>Acidentada Suave</text:p>
      <text:p text:style-name="P328"><text:tab/><text:tab/><text:tab/>Acidentada Médio</text:p>
      <text:p text:style-name="P329"><text:tab/><text:tab/><text:tab/>Acidentada Abrubta</text:p>
      <text:p text:style-name="P330"><text:tab/><text:tab/><text:tab/>Plano</text:p>
      <text:p text:style-name="P331"/>
      <text:p text:style-name="P332"><text:tab/><text:tab/>Sítio da Paisagem</text:p>
      <text:p text:style-name="P333"><text:tab/><text:tab/><text:tab/>Campo editável</text:p>
      <text:p text:style-name="P334"/>
      <text:p text:style-name="P335"><text:tab/><text:tab/>Água Próxima</text:p>
      <text:p text:style-name="P336"><text:tab/><text:tab/><text:tab/>Campo editável</text:p>
      <text:p text:style-name="P337"/>
      <text:p text:style-name="P338"><text:tab/><text:tab/>Possui Vegetaçao</text:p>
      <text:p text:style-name="P339"><text:tab/><text:tab/><text:tab/>Campo editável</text:p>
      <text:p text:style-name="P340"/>
      <text:p text:style-name="P341"><text:tab/><text:tab/>Exposição</text:p>
      <text:p text:style-name="P342"><text:tab/><text:tab/>Lista em ordem alfabética com as opções abaixo</text:p>
      <text:p text:style-name="P343"><text:tab/><text:tab/><text:tab/>Céu Aberto</text:p>
      <text:p text:style-name="P344"><text:tab/><text:tab/><text:tab/>Abrigada</text:p>
      <text:p text:style-name="P345"><text:tab/><text:tab/><text:tab/>Submersa</text:p>
      <text:p text:style-name="P346"><text:tab/><text:tab/><text:tab/>Soterrada</text:p>
      <text:p text:style-name="P347"/>
      <text:p text:style-name="P348"><text:tab/><text:tab/>Uso Atual</text:p>
      <text:p text:style-name="P349"><text:tab/><text:tab/><text:tab/>Campo editável</text:p>
      <text:p text:style-name="P350"/>
      <text:p text:style-name="P351"><text:tab/><text:tab/>Outros</text:p>
      <text:p text:style-name="P352"><text:tab/><text:tab/><text:tab/>Campo Editável do tipo CLOB</text:p>
      <text:p text:style-name="P353"/>
      <text:p text:style-name="P354"/>
      <text:p text:style-name="P355"><text:tab/><text:tab/>Notas</text:p>
      <text:p text:style-name="P356"><text:tab/><text:tab/><text:tab/>Campo editável</text:p>
      <text:p text:style-name="P357"/>
      <text:p text:style-name="P358"><text:s text:c="4"/></text:p>
      <text:p text:style-name="P359"><text:s text:c="5"/>4.2 <text:s text:c="2"/>Dimensões e<text:s/>Quantificações</text:p>
      <text:p text:style-name="P360"><text:tab/>Campo editável</text:p>
      <text:p text:style-name="P361"/>
      <text:p text:style-name="P362"><text:s/>4.2.1 Medidas Gerais do Bem Arquitetônico</text:p>
      <text:p text:style-name="P363"><text:s/><text:tab/>Tipo campo editável, abrindo opção para escrita somente se selecionado.</text:p>
      <text:p text:style-name="P364"><text:tab/><text:tab/></text:p>
      <text:p text:style-name="P365"><text:tab/><text:tab/>Área Total</text:p>
      <text:p text:style-name="P366"><text:tab/><text:tab/>Altura fachada frontal</text:p>
      <text:p text:style-name="P367"><text:tab/><text:tab/>Altura fachada posterior</text:p>
      <text:p text:style-name="P368"><text:tab/><text:tab/>Largura</text:p>
      <text:p text:style-name="P369"><text:tab/><text:tab/>Profundidade</text:p>
      <text:p text:style-name="P370"><text:tab/><text:tab/>Altura da<text:s/>Cumeeira</text:p>
      <text:p text:style-name="P371"><text:tab/><text:tab/>Altura Total</text:p>
      <text:p text:style-name="P372"><text:tab/><text:tab/>Pé direito térreo</text:p>
      <text:p text:style-name="P373"><text:tab/><text:tab/>Pé direito tipo</text:p>
      <text:p text:style-name="P374"/>
      <text:p text:style-name="P375"><text:tab/><text:s/>4.2.2 Medidas Gerais do Bem Arqueológico</text:p>
      <text:p text:style-name="P376"><text:tab/><text:tab/>Tipo campo editável, abrindo opção para escrita somente se selecionado.</text:p>
      <text:p text:style-name="P377"><text:tab/><text:tab/></text:p>
      <text:p text:style-name="P378"><text:tab/><text:tab/>Área Total</text:p>
      <text:p text:style-name="P379"><text:tab/><text:tab/>Comprimento</text:p>
      <text:p text:style-name="P380"><text:tab/><text:tab/>Altura</text:p>
      <text:p text:style-name="P381"><text:tab/><text:tab/>Largura</text:p>
      <text:p text:style-name="P382"><text:tab/><text:tab/>Profundidade</text:p>
      <text:p text:style-name="P383"/>
      <text:p text:style-name="P384"><text:s text:c="4"/><text:tab/><text:s text:c="2"/>4.3<text:s/><text:s/>Conteúdo</text:p>
      <text:p text:style-name="P385"><text:tab/><text:tab/>Campo Editável do tipo CLOB</text:p>
      <text:p text:style-name="P386"/>
      <text:p text:style-name="P387"/>
      <text:p text:style-name="P388"><text:s text:c="6"/><text:tab/><text:s text:c="2"/>4.4 Meio de Acesso</text:p>
      <text:p text:style-name="P389"><text:tab/><text:tab/>Campo Editável do tipo CLOB</text:p>
      <text:p text:style-name="P390"><text:tab/>4.6 Notas</text:p>
      <text:p text:style-name="P391">Campo Editável do tipo CLOB</text:p>
      <text:p text:style-name="P392"/>
      <text:p text:style-name="P393"/>
      <text:p text:style-name="P394"><text:s/><text:tab/>5. AudioVisual</text:p>
      <text:p text:style-name="P395"/>
      <text:p text:style-name="P396"><text:tab/>Campo para buscar uma imagem ou um vídeo para fazer upload</text:p>
      <text:p text:style-name="P397"><text:tab/>Deve ter opção ''Adicionar nova<text:s/>imagem/vídeo'', no caso em que se queira adicionar mais de uma<text:s/><text:tab/>imagem.</text:p>
      <text:p text:style-name="P398"/>
      <text:p text:style-name="P399"/>
      <text:p text:style-name="P400">Título</text:p>
      <text:p text:style-name="P401"><text:tab/><text:tab/>Campo editável</text:p>
      <text:p text:style-name="P402"/>
      <text:p text:style-name="P403"/>
      <text:p text:style-name="P404">Descrição</text:p>
      <text:p text:style-name="P405"><text:tab/><text:tab/>Campo editável <text:s text:c="2"/></text:p>
      <text:p text:style-name="P406"/>
      <text:p text:style-name="P407"/>
      <text:p text:style-name="P408">6. Diagnóstico e Intervenção</text:p>
      <text:p text:style-name="P409"/>
      <text:p text:style-name="P410"><text:tab/><text:tab/>6.1 Estado de Conservação e Preservação</text:p>
      <text:p text:style-name="P411"><text:tab/><text:tab/><text:tab/><text:tab/>Campo Editável</text:p>
      <text:p text:style-name="P412"><text:tab/><text:tab/></text:p>
      <text:p text:style-name="P413"><text:tab/><text:tab/><text:tab/>Estado de Preservação</text:p>
      <text:p text:style-name="P414"><text:tab/><text:tab/><text:tab/><text:tab/>Lista em ordem alfabética com as opções abaixo</text:p>
      <text:p text:style-name="P415"><text:tab/><text:tab/><text:tab/><text:tab/>íntegro</text:p>
      <text:p text:style-name="P416"><text:tab/><text:tab/><text:tab/><text:tab/>pouco alterado</text:p>
      <text:p text:style-name="P417"><text:tab/><text:tab/><text:tab/><text:tab/>muito alterado</text:p>
      <text:p text:style-name="P418"><text:tab/><text:tab/><text:tab/><text:tab/>descaracterizado</text:p>
      <text:p text:style-name="P419"/>
      <text:p text:style-name="P420"><text:tab/><text:tab/><text:tab/>Estado de Conservação</text:p>
      <text:p text:style-name="P421"><text:tab/><text:tab/><text:tab/><text:tab/>Lista em ordem alfabética com as opções abaixo</text:p>
      <text:p text:style-name="P422"><text:tab/><text:tab/><text:tab/><text:tab/>bom</text:p>
      <text:p text:style-name="P423"><text:tab/><text:tab/><text:tab/><text:tab/>precário</text:p>
      <text:p text:style-name="P424"><text:tab/><text:tab/><text:tab/><text:tab/>em arruinamento</text:p>
      <text:p text:style-name="P425"><text:tab/><text:tab/><text:tab/><text:tab/>arruinado</text:p>
      <text:p text:style-name="P426"/>
      <text:p text:style-name="P427"><text:tab/><text:tab/>6.2<text:s/>Notas Estado de Conservação</text:p>
      <text:p text:style-name="P428"><text:tab/><text:tab/><text:tab/><text:tab/>Campo Editável do tipo CLOB</text:p>
      <text:p text:style-name="P429"/>
      <text:p text:style-name="P430"/>
      <text:p text:style-name="P431"><text:tab/><text:tab/>6.3 Intervenção no bem</text:p>
      <text:p text:style-name="P432"><text:tab/><text:tab/><text:tab/>Tipo checkbox<text:tab/>Sim – Não</text:p>
      <text:p text:style-name="P433"><text:tab/><text:tab/><text:tab/>Somente se o usuário escolher sim, os campos abaixo devem ser liberados para edição</text:p>
      <text:p text:style-name="P434"/>
      <text:p text:style-name="P435"><text:tab/><text:tab/><text:tab/><text:tab/></text:p>
      <text:p text:style-name="P436"><text:s text:c="5"/><text:tab/>Data da intervenção</text:p>
      <text:p text:style-name="P437"><text:s/><text:tab/><text:tab/>Campo editável</text:p>
      <text:p text:style-name="P438"><text:s/><text:tab/></text:p>
      <text:p text:style-name="P439"><text:s/><text:tab/>Responsável pela Intervenção</text:p>
      <text:p text:style-name="P440"><text:s/><text:tab/><text:tab/>Campo editável</text:p>
      <text:p text:style-name="P441"/>
      <text:p text:style-name="P442"><text:tab/>Descrição</text:p>
      <text:p text:style-name="P443"><text:tab/><text:tab/>Campo editável</text:p>
      <text:p text:style-name="P444"><text:tab/></text:p>
      <text:p text:style-name="P445"><text:tab/>Opção para adicionar outra intervenção, caso haja mais de uma.</text:p>
      <text:p text:style-name="P446"/>
      <text:p text:style-name="P447">7. Condições de disponibilidade, uso e proteção</text:p>
      <text:p text:style-name="P448"/>
      <text:p text:style-name="P449">Disponibilidade:</text:p>
      <text:p text:style-name="P450">Lista em ordem alfabética com as opções abaixo</text:p>
      <text:p text:style-name="P451"><text:tab/><text:tab/>Acervo (Estante, Reserva Técnica, etc);</text:p>
      <text:p text:style-name="P452"><text:tab/><text:tab/>Evento (Exposição, Feira, etc);</text:p>
      <text:p text:style-name="P453"><text:tab/><text:tab/>Exposição Permanente</text:p>
      <text:p text:style-name="P454"><text:tab/><text:tab/>Empréstimo</text:p>
      <text:p text:style-name="P455"><text:tab/><text:tab/>Restauro (Encadernação, Pequenos Consertos, etc).</text:p>
      <text:p text:style-name="P456"><text:tab/><text:tab/>Baixa do Patrimônio</text:p>
      <text:p text:style-name="P457"><text:tab/></text:p>
      <text:p text:style-name="P458"><text:tab/><text:s/>Se opção no campo Disponibilidade for ''Acervo'', liberar essa<text:s/>opção para preenchimento</text:p>
      <text:p text:style-name="P459"><text:tab/>Condições de Acesso:</text:p>
      <text:p text:style-name="P460"><text:tab/>Tipo Checkbox<text:tab/></text:p>
      <text:p text:style-name="P461"><text:tab/><text:tab/>Livre</text:p>
      <text:p text:style-name="P462"><text:tab/><text:s text:c="2"/><text:tab/>Sob Consulta</text:p>
      <text:p text:style-name="P463"/>
      <text:p text:style-name="P464">Se opção no campo Disponibilidade for diferente de “Acervo” e “Baixa do Patrimônio”, liberar essa opção para preenchimento</text:p>
      <text:p text:style-name="P465">Data de Retorno:</text:p>
      <text:p text:style-name="P466"><text:tab/>Campo editável</text:p>
      <text:p text:style-name="P467"><text:tab/></text:p>
      <text:p text:style-name="P468"><text:tab/>Condições de Reprodução:</text:p>
      <text:p text:style-name="P469"><text:tab/>Tipo Checkbox<text:tab/></text:p>
      <text:p text:style-name="P470"><text:tab/><text:tab/>Não</text:p>
      <text:p text:style-name="P471"><text:tab/><text:s text:c="2"/><text:tab/>Sob Consulta</text:p>
      <text:p text:style-name="P472"><text:tab/></text:p>
      <text:p text:style-name="P473"><text:tab/>Notas sobre Uso e Aproveitamento</text:p>
      <text:p text:style-name="P474"><text:tab/><text:tab/>Campo Editável do tipo CLOB</text:p>
      <text:p text:style-name="P475"/>
      <text:p text:style-name="P476"/>
      <text:p text:style-name="P477"><text:tab/>Proteção:</text:p>
      <text:p text:style-name="P478"><text:tab/>Tipo Checkbox<text:tab/></text:p>
      <text:p text:style-name="P479"><text:tab/><text:tab/>Sim</text:p>
      <text:p text:style-name="P480"><text:tab/><text:tab/>Não</text:p>
      <text:p text:style-name="P481"><text:tab/><text:s text:c="2"/><text:tab/>Em Processo</text:p>
      <text:p text:style-name="P482"/>
      <text:p text:style-name="P483"><text:tab/><text:tab/>Caso a opção seja ''Não'', não mostrar os campos abaixo</text:p>
      <text:p text:style-name="P484"><text:tab/><text:tab/>Instituição:</text:p>
      <text:p text:style-name="P485"><text:tab/><text:tab/><text:tab/>Campo Editável</text:p>
      <text:p text:style-name="P486"><text:tab/></text:p>
      <text:p text:style-name="P487"><text:tab/><text:tab/>Legislação/Número do Processo:</text:p>
      <text:p text:style-name="P488"><text:tab/><text:tab/><text:tab/>Campo Editável</text:p>
      <text:p text:style-name="P489"/>
      <text:p text:style-name="P490"/>
      <text:p text:style-name="P491">8. Histórico e Procedência</text:p>
      <text:p text:style-name="P492"/>
      <text:p text:style-name="P493">Tipo de Aquisição:</text:p>
      <text:p text:style-name="P494">Lista em ordem alfabética com as opções abaixo</text:p>
      <text:p text:style-name="P495">Compra</text:p>
      <text:p text:style-name="P496"><text:tab/><text:tab/>Permuta</text:p>
      <text:p text:style-name="P497"><text:tab/><text:tab/>Doação Institucional</text:p>
      <text:p text:style-name="P498"><text:tab/><text:tab/>Doação Pessoal</text:p>
      <text:p text:style-name="P499"><text:tab/><text:tab/>Comodato</text:p>
      <text:p text:style-name="P500"/>
      <text:p text:style-name="P501"/>
      <text:p text:style-name="P502">Valor Venal da Época<text:s/>da Transação:</text:p>
      <text:p text:style-name="P503"><text:s/><text:tab/>Campo editável</text:p>
      <text:p text:style-name="P504"/>
      <text:p text:style-name="P505">Dados do Documento de Aquisição:</text:p>
      <text:p text:style-name="P506"><text:tab/>Campo Editável do tipo CLOB</text:p>
      <text:p text:style-name="P507"/>
      <text:p text:style-name="P508">Primeiro Proprietário</text:p>
      <text:p text:style-name="P509"><text:tab/>Campo editável</text:p>
      <text:p text:style-name="P510"/>
      <text:p text:style-name="P511">Histórico</text:p>
      <text:p text:style-name="P512"><text:tab/><text:s/>Campo Editável do tipo CLOB</text:p>
      <text:p text:style-name="P513"/>
      <text:p text:style-name="P514">Instrimentos de Pesquisa</text:p>
      <text:p text:style-name="P515"><text:tab/>Campo Editável do tipo CLOB</text:p>
      <text:p text:style-name="P516"/>
      <text:p text:style-name="P517"/>
      <text:p text:style-name="P518"/>
      <text:p text:style-name="P519">9. Assuntos e<text:s/>Descritores</text:p>
      <text:p text:style-name="P520"/>
      <text:p text:style-name="P521">9.1<text:tab/>Descritor</text:p>
      <text:p text:style-name="P522">Campo editável com a seguinte Descrição antes de ser preenchido</text:p>
      <text:p text:style-name="P523"><text:s/>Descrição: '' Termos controlados, retirados de um vocabulário pré-definido, que traduzem o conteúdo temático do bem patrimonial. Limite de 5 palavras chave''</text:p>
      <text:p text:style-name="P524"/>
      <text:p text:style-name="P525">Limitar até cinco palavra chave para cada bem patrimonial.</text:p>
      <text:p text:style-name="P526"/>
      <text:p text:style-name="P527">9.2<text:tab/>Assunto</text:p>
      <text:p text:style-name="P528">Campo editável com a seguinte Descrição antes de ser preenchido</text:p>
      <text:p text:style-name="P529">Descrição: palavras-chave que traduzem o conteúdo temático do bem patrimonial</text:p>
      <text:p text:style-name="P530"/>
      <text:p text:style-name="P531"/>
      <text:p text:style-name="P532">10. Fonte de Informação</text:p>
      <text:p text:style-name="P533"/>
      <text:p text:style-name="P534"><text:tab/><text:tab/>Campo Editável do<text:s/>tipo CLOB e com opção de abrir novos campos para mais de uma fonte.</text:p>
      <text:p text:style-name="P535"/>
      <text:p text:style-name="P536">11. Responsável pela Pesquisa</text:p>
      <text:p text:style-name="P537"/>
      <text:p text:style-name="P538"><text:tab/>Campo Editável do tipo CLOB, com opção de adiconar mais de um responsável pela pesquisa</text:p>
      <text:p text:style-name="P539"/>
      <text:p text:style-name="P540">12.1<text:tab/>Nome</text:p>
      <text:p text:style-name="P541">12.2<text:tab/>Data</text:p>
      <text:p text:style-name="P542">12.3<text:tab/>Notas do Pesquisador</text:p>
      <text:p text:style-name="P543"><text:span text:style-name="T544"><text:tab/></text:span></text:p>
      <text:p text:style-name="P5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fo:font-size="10pt" style:font-size-asian="10pt" style:font-size-complex="10pt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1-24T00:32:00Z</dc:date>
    <meta:template xlink:href="Normal" xlink:type="simple"/>
    <meta:editing-cycles>105</meta:editing-cycles>
    <meta:editing-duration>PT29760S</meta:editing-duration>
    <meta:document-statistic meta:page-count="1" meta:paragraph-count="29" meta:word-count="2309" meta:character-count="14754" meta:row-count="103" meta:non-whitespace-character-count="12474"/>
  </office:meta>
</office:document-meta>
</file>